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eanSerializerTest.test_2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BeanSerializerTest.test_3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.getL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is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getL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L0( List &lt; String &gt; l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eanSerializerTest.test_error_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.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.setL0( List &lt; String &gt; l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avaBeanSerializerTest.test_0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.is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setL0( Collection &lt; String &gt; l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get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.F( E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.E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setL1( Collection &lt; String &gt; l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getL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eanSerializerTest.test_1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.getL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.setE( E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.getL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BeanSerializerTest.test_error_1_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.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